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3b2a" officeooo:paragraph-rsid="001c3b2a"/>
    </style:style>
    <style:style style:name="P2" style:family="paragraph" style:parent-style-name="Standard">
      <style:text-properties fo:font-weight="bold" officeooo:rsid="001c3b2a" officeooo:paragraph-rsid="001c3b2a" style:font-weight-asian="bold" style:font-weight-complex="bold"/>
    </style:style>
    <style:style style:name="P3" style:family="paragraph" style:parent-style-name="Standard">
      <style:text-properties fo:font-weight="bold" officeooo:rsid="00244473" officeooo:paragraph-rsid="00244473" style:font-weight-asian="bold" style:font-weight-complex="bold"/>
    </style:style>
    <style:style style:name="P4" style:family="paragraph" style:parent-style-name="Standard">
      <style:text-properties fo:font-size="11pt" fo:font-weight="bold" officeooo:rsid="0025e675" officeooo:paragraph-rsid="0025e675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281c16" officeooo:paragraph-rsid="0025e675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normal" officeooo:rsid="00263a04" officeooo:paragraph-rsid="0025e675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2pt" fo:font-weight="normal" officeooo:rsid="00263a04" officeooo:paragraph-rsid="00263a0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81c16" officeooo:paragraph-rsid="00281c16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a4ce" officeooo:paragraph-rsid="002ba4ce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ccfad" officeooo:paragraph-rsid="002ccfad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5f3be" officeooo:paragraph-rsid="0035f3be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bold" officeooo:rsid="00281c16" officeooo:paragraph-rsid="00281c16" style:font-size-asian="12pt" style:font-weight-asian="bold" style:font-size-complex="12pt" style:font-weight-complex="bold"/>
    </style:style>
    <style:style style:name="P13" style:family="paragraph" style:parent-style-name="Standard">
      <style:text-properties fo:font-weight="normal" officeooo:rsid="0022df75" officeooo:paragraph-rsid="0022df75" style:font-weight-asian="normal" style:font-weight-complex="normal"/>
    </style:style>
    <style:style style:name="P14" style:family="paragraph" style:parent-style-name="Standard">
      <style:text-properties fo:font-weight="normal" officeooo:rsid="00244473" officeooo:paragraph-rsid="00244473" style:font-weight-asian="normal" style:font-weight-complex="normal"/>
    </style:style>
    <style:style style:name="P15" style:family="paragraph" style:parent-style-name="Standard" style:list-style-name="L1">
      <style:text-properties officeooo:rsid="001c3b2a" officeooo:paragraph-rsid="001c3b2a"/>
    </style:style>
    <style:style style:name="P16" style:family="paragraph" style:parent-style-name="Standard" style:list-style-name="L2">
      <style:text-properties fo:font-weight="bold" officeooo:rsid="0025e675" officeooo:paragraph-rsid="0025e675" style:font-weight-asian="bold" style:font-weight-complex="bold"/>
    </style:style>
    <style:style style:name="P17" style:family="paragraph" style:parent-style-name="Standard" style:list-style-name="L2">
      <style:text-properties fo:font-weight="normal" officeooo:rsid="001dfdc4" officeooo:paragraph-rsid="001dfdc4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213c57" officeooo:paragraph-rsid="00213c57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22df75" officeooo:paragraph-rsid="0022df75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3a135a" officeooo:paragraph-rsid="003a135a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244473" officeooo:paragraph-rsid="00244473" style:font-weight-asian="normal" style:font-weight-complex="normal"/>
    </style:style>
    <style:style style:name="P22" style:family="paragraph" style:parent-style-name="Standard" style:list-style-name="L3">
      <style:text-properties fo:font-size="11pt" fo:font-weight="normal" officeooo:rsid="00244473" officeooo:paragraph-rsid="00244473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60e6"/>
    </style:style>
    <style:style style:name="T4" style:family="text">
      <style:text-properties officeooo:rsid="00244473"/>
    </style:style>
    <style:style style:name="T5" style:family="text">
      <style:text-properties officeooo:rsid="00281c16"/>
    </style:style>
    <style:style style:name="T6" style:family="text">
      <style:text-properties officeooo:rsid="0029047c"/>
    </style:style>
    <style:style style:name="T7" style:family="text">
      <style:text-properties officeooo:rsid="002b329f"/>
    </style:style>
    <style:style style:name="T8" style:family="text">
      <style:text-properties officeooo:rsid="002ba4ce"/>
    </style:style>
    <style:style style:name="T9" style:family="text">
      <style:text-properties officeooo:rsid="0034f59a"/>
    </style:style>
    <style:style style:name="T10" style:family="text">
      <style:text-properties officeooo:rsid="0035f3be"/>
    </style:style>
    <style:style style:name="T11" style:family="text">
      <style:text-properties officeooo:rsid="00371d3b"/>
    </style:style>
    <style:style style:name="T12" style:family="text">
      <style:text-properties officeooo:rsid="003ad5ba"/>
    </style:style>
    <style:style style:name="T13" style:family="text">
      <style:text-properties officeooo:rsid="003cb2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 la <text:span text:style-name="T1">compilazione</text:span> di tutti i file C e H abbiamo pensato di creare un MakeFile senza esereguire il comando a mano per ognuno. Una volta digitato il comando “make” da terminale si potranno eseguire vari comando suggeriti a schermo per compiere azioni diverse tra cui :</text:p>
      <text:p text:style-name="P1"/>
      <text:list xml:id="list2610335716" text:style-name="L1">
        <text:list-item>
          <text:p text:style-name="P15">./opt_generator : genera dei parametri casuali per opt,conf</text:p>
        </text:list-item>
        <text:list-item>
          <text:p text:style-name="P15">./gestore : esegue la simulazione </text:p>
        </text:list-item>
        <text:list-item>
          <text:p text:style-name="P15">Ctrl+C : interrompe la simulazione </text:p>
        </text:list-item>
        <text:list-item>
          <text:p text:style-name="P15">make log : esamina il file di log</text:p>
        </text:list-item>
        <text:list-item>
          <text:p text:style-name="P15">make clean : elimina i file eseguibili </text:p>
        </text:list-item>
      </text:list>
      <text:p text:style-name="P1"/>
      <text:p text:style-name="P1">Per la sua completa <text:span text:style-name="T1">esecuzione</text:span> basterà digitare da terminale “./gestore” e verrà avviata l’intera simulazione.</text:p>
      <text:p text:style-name="P1"/>
      <text:p text:style-name="P2">Scelte progettuali :</text:p>
      <text:list xml:id="list2072611834" text:style-name="L2">
        <text:list-header>
          <text:p text:style-name="P16"/>
        </text:list-header>
        <text:list-item>
          <text:p text:style-name="P17">Per la comunicazione tra Studenti quindi per permettersi di invitarsi abbiamo deciso di utilizzare una <text:span text:style-name="T2">Coda di Messaggi</text:span> . La struttura del messaggio da inviare è formata dal campo type che contiene la matricola dello Studente a cui vuole inviare il messaggio e il campo text il relativo messaggio che dovrà ricevere il destinatario.</text:p>
          <text:p text:style-name="P17"/>
        </text:list-item>
        <text:list-item>
          <text:p text:style-name="P17">Per condividere le informazioni tra studenti ( es. votoAde , matricola , numero membri gruppo … ) <text:s/>abbiamo utilizzato una Memoria Condivisa . Sarà presente in MC un array di tipo info_student che conterrà per ogni studente le informazioni riguardanti (matricola,nof_elems,voto_Ade,gruppo di cui fa parte) , un array di tipo info_group che descriverà le informazioni del gruppo creato (n_members,is_closed,max_voto) infine <text:span text:style-name="T3">il valore del timer che verrà aggiornato ,ogni 10% <text:s/>del tempo della simulazione, dal gestore in modo che gli studenti possano sapere il tempo mancante per la creazione e chiusura dei gruppi.</text:span></text:p>
          <text:p text:style-name="P17"/>
        </text:list-item>
        <text:list-item>
          <text:p text:style-name="P18">E’ stato deciso di utilizzare un semaforo,settato a 0,per la sincronizzazione dell’inizio della simulazione da parte di tutti i processi. Ogni processo che avrà terminato la sua inizializzazione dovrà effettuare una wait() sul semaforo. In seguito il gestore controllerà che il valore del semaforo sia -POPSIZE verranno sbloccati.</text:p>
          <text:p text:style-name="P18"/>
        </text:list-item>
        <text:list-item>
          <text:p text:style-name="P19">Sono stati utilizzati due array : invitati (contiene lo stato dell’invito mandato allo studente : Non Invitato , Invitato , Risposto) e inviti (contiene lo stato degli inviti ricevuto da altri studenti : Non sono stato invitato , Invitato ) . Tutto questo per far si che magari non si rinviti lo stesso studente o si inviti uno studente che mi aveva precedentemente invitato e avevo deciso di rifiutare.</text:p>
          <text:p text:style-name="P19"/>
        </text:list-item>
        <text:list-item>
          <text:p text:style-name="P19">Abbiamo implementato un array di semafori , inizializzati a 1 , ogni elemento è riferito a uno studente . Prima che uno studente controlli se ha eventuali messaggi nella coda deve fare una wait() sul proprio semaforo così che nessuno altro studente lo possa contattare ( inviti mandati solo se semaforo dell’altro studente è uguale a 1 ) . Quando uno studente ne vuole invitare un altro , prima deve controllare che il suo semaforo non sia 0 , perché altrimenti vuol dire che sta facendo delle operazioni , poi eseguire una wait() sul semaforo dello studente da invitare e anche sul proprio . Dopo di ch<text:span text:style-name="T4">e potrà inviare l’invito.</text:span></text:p>
        </text:list-item>
      </text:list>
      <text:p text:style-name="P13"/>
      <text:list xml:id="list163712061698603" text:continue-numbering="true" text:style-name="L2">
        <text:list-item>
          <text:p text:style-name="P20">Per l’accesso alla memoria e evitare casi di dea<text:span text:style-name="T12">d</text:span>lock abbiamo deciso di implementare la sincronizzazione per chi doveva leggere e chi scrivere tramite il modello Lettori-Scrittori</text:p>
          <text:p text:style-name="P19"/>
        </text:list-item>
        <text:list-item>
          <text:p text:style-name="P21"><text:soft-page-break/>Sono stati realizzati degli Header in supporto ad alcuni file C così da alleggerire il codice , come :</text:p>
        </text:list-item>
      </text:list>
      <text:list xml:id="list613397173" text:style-name="L3">
        <text:list-item>
          <text:list>
            <text:list-item>
              <text:list>
                <text:list-item>
                  <text:p text:style-name="P22">config.h <text:s text:c="2"/>– dichiarazione di alcune macro </text:p>
                </text:list-item>
                <text:list-item>
                  <text:p text:style-name="P22">conf_reader.h – dati per la simulazione </text:p>
                </text:list-item>
                <text:list-item>
                  <text:p text:style-name="P22">error.h – macro per gli errori</text:p>
                </text:list-item>
                <text:list-item>
                  <text:p text:style-name="P22">sem_util-h – dichiarazione funzioni riguardanti i semafori e strutture</text:p>
                </text:list-item>
                <text:list-item>
                  <text:p text:style-name="P22">shm_util.h – strutture riguardanti gli studenti </text:p>
                </text:list-item>
                <text:list-item>
                  <text:p text:style-name="P22">sig_util.h – dichiarazione funzione gestione segnali</text:p>
                </text:list-item>
                <text:list-item>
                  <text:p text:style-name="P22">stud.h – dichiarazione funzioni utilizzate dallo studente nel suo codice</text:p>
                  <text:p text:style-name="P22"/>
                </text:list-item>
              </text:list>
            </text:list-item>
          </text:list>
        </text:list-item>
      </text:list>
      <text:p text:style-name="P5"><text:span text:style-name="T13">Parte del </text:span>Codice Principale : </text:p>
      <text:p text:style-name="P6"/>
      <text:p text:style-name="P7">Finchè il timer è maggiore di 0 :</text:p>
      <text:p text:style-name="P7"><text:tab/>-<text:span text:style-name="T9">de</text:span>crementa <text:span text:style-name="T5">valore del mio </text:span>semaforo </text:p>
      <text:p text:style-name="P7"><text:tab/>-<text:span text:style-name="T9">controllo se tutti hanno risposto ai miei messaggi</text:span></text:p>
      <text:p text:style-name="P7"><text:tab/>-<text:span text:style-name="T9">rispondo a tutti gli inviti ricevuti </text:span></text:p>
      <text:p text:style-name="P7"><text:tab/>-<text:span text:style-name="T9">faccio una verifica sul tempo per decidere se chiudere il gruppo</text:span></text:p>
      <text:p text:style-name="P7"><text:tab/>-<text:span text:style-name="T9">incrementa valore del mio semaforo</text:span></text:p>
      <text:p text:style-name="P7"><text:tab/><text:span text:style-name="T9">Se (ho tempo per invitare e non ho accettato inviti e il gruppo non è chiuso):</text:span></text:p>
      <text:p text:style-name="P7"><text:tab/><text:tab/>-<text:span text:style-name="T9">invito studenti che ho contrassegnato precedentemente da invitare</text:span></text:p>
      <text:p text:style-name="P7"><text:tab/>-<text:span text:style-name="T9">Aspetta il voto dal gestore </text:span></text:p>
      <text:p text:style-name="P7"/>
      <text:p text:style-name="P12">Strategia Inviti :</text:p>
      <text:p text:style-name="P12"/>
      <text:p text:style-name="P8">Se(studente non è da invitare <text:span text:style-name="T10">o non è già stato invitato</text:span>):</text:p>
      <text:p text:style-name="P8"><text:tab/>-scorri array invitati <text:span text:style-name="T6">per trovare studente che si possa invitare</text:span></text:p>
      <text:p text:style-name="P8">Se(se lo studente non appartiene a nessun gruppo):</text:p>
      <text:p text:style-name="P8"><text:tab/>-max_invite=<text:span text:style-name="T10">nof_elems-1</text:span></text:p>
      <text:p text:style-name="P8">Altrimenti:</text:p>
      <text:p text:style-name="P8"><text:tab/>-max_invites= <text:span text:style-name="T10">nof_elems - membri_del_gruppo</text:span></text:p>
      <text:p text:style-name="P8"><text:span text:style-name="T6">For</text:span>(non si è raggiunto il numero massimo di studenti che si possono invitare <text:span text:style-name="T7">&amp;&amp;</text:span> <text:span text:style-name="T6">n_invitati&lt;nof_invites):</text:span></text:p>
      <text:p text:style-name="P8"><text:tab/>-<text:span text:style-name="T10">accesso memoria condivisa con modello lettori-scrittori</text:span></text:p>
      <text:p text:style-name="P8"><text:tab/><text:span text:style-name="T7">Se(i due studenti non sono dello stesso turno , studente da invitare non appartiene a nessun <text:tab/>gruppo e non è stato mai invitato e non sono io stesso):</text:span></text:p>
      <text:p text:style-name="P8"><text:tab/><text:tab/><text:span text:style-name="T7">Se(i due studenti hanno lo stesso nof_elems):</text:span></text:p>
      <text:p text:style-name="P8"><text:tab/><text:tab/><text:tab/><text:span text:style-name="T7">Se(voto suo maggiore del mio):</text:span></text:p>
      <text:p text:style-name="P8"><text:tab/><text:tab/><text:tab/><text:tab/>-<text:span text:style-name="T7">decido chi è da invitare</text:span></text:p>
      <text:p text:style-name="P8"><text:tab/><text:span text:style-name="T7">Altrimenti Se (tempo &lt;= tempo_critico):</text:span></text:p>
      <text:p text:style-name="P8"><text:tab/><text:tab/>-<text:span text:style-name="T8">invitata un qualsiasi studente</text:span></text:p>
      <text:p text:style-name="P8"><text:tab/><text:tab/></text:p>
      <text:p text:style-name="P8"/>
      <text:p text:style-name="P9"><text:span text:style-name="T1">Strategia Rispondo Inviti </text:span>:</text:p>
      <text:p text:style-name="P9"/>
      <text:p text:style-name="P11">Se(uno studente mi ha invitato):</text:p>
      <text:p text:style-name="P11"><text:tab/>Se(non tutti gli studenti che ho invitato non mi hanno risposto):</text:p>
      <text:p text:style-name="P11"><text:tab/><text:tab/>-devo rifiutare l’invito</text:p>
      <text:p text:style-name="P10"><text:tab/><text:span text:style-name="T10">Altrimenti Se</text:span>(studente è leader , ho già accettato invito , gruppo è chiuso):</text:p>
      <text:p text:style-name="P10"><text:tab/><text:tab/>-rifiuta inviti </text:p>
      <text:p text:style-name="P10"><text:tab/>Altrimenti Se(n_rifiuti==max_reject , hanno lo stesso numero di nof_elems , l’altro studente non appartiene a un gruppo , voto di AdE è maggiore di 3 del mio , numero membri dell’altro studente è maggiore di 1 , voto massimo del gruppo dell’altro studente è maggiore di 3 del mio , siamo nel tempo_critico):</text:p>
      <text:p text:style-name="P10"><text:soft-page-break/><text:tab/>-accetto <text:span text:style-name="T11">invito</text:span></text:p>
      <text:p text:style-name="P10">Altrimenti:</text:p>
      <text:p text:style-name="P10"><text:tab/>-rifiuta invito</text:p>
      <text:p text:style-name="P9"/>
      <text:p text:style-name="P9"/>
      <text:p text:style-name="P9"/>
      <text:p text:style-name="P8"><text:tab/></text:p>
      <text:p text:style-name="P8"/>
      <text:p text:style-name="P12"/>
      <text:p text:style-name="P7"><text:tab/><text:tab/></text:p>
      <text:p text:style-name="P4"/>
      <text:p text:style-name="P3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1:05:15.422929005</meta:creation-date>
    <dc:date>2019-01-18T16:37:10.331065055</dc:date>
    <meta:editing-duration>PT24M1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67" meta:word-count="870" meta:character-count="5403" meta:non-whitespace-character-count="4553"/>
  </office:meta>
</office:document-meta>
</file>